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cd62" officeooo:paragraph-rsid="000ccd62"/>
    </style:style>
    <style:style style:name="P2" style:family="paragraph" style:parent-style-name="Standard">
      <style:text-properties officeooo:rsid="000e0d4f" officeooo:paragraph-rsid="000e0d4f"/>
    </style:style>
    <style:style style:name="P3" style:family="paragraph" style:parent-style-name="Standard">
      <style:text-properties officeooo:paragraph-rsid="000ccd62"/>
    </style:style>
    <style:style style:name="P4" style:family="paragraph" style:parent-style-name="Standard">
      <style:text-properties officeooo:rsid="000f5e80" officeooo:paragraph-rsid="0011aae8"/>
    </style:style>
    <style:style style:name="T1" style:family="text">
      <style:text-properties officeooo:rsid="000ccd62"/>
    </style:style>
    <style:style style:name="T2" style:family="text">
      <style:text-properties officeooo:rsid="000f9827"/>
    </style:style>
    <style:style style:name="T3" style:family="text">
      <style:text-properties officeooo:rsid="0011aae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Cahier des charges de la e-poignée wifi</text:p>
      <text:p text:style-name="P1">* [Définition wikipédia](<text:a xlink:type="simple" xlink:href="https://fr.wikipedia.org/wiki/Cahier_des_charges" text:style-name="Internet_20_link" text:visited-style-name="Visited_20_Internet_20_Link">https://fr.wikipedia.org/wiki/Cahier_des_charges</text:a>).</text:p>
      <text:p text:style-name="P3"><text:span text:style-name="T1">## Objet</text:span></text:p>
      <text:p text:style-name="P1">L’objet ce cahier des charges est d’énumérer les contraintes techniques avérées relatives à la modélisation et de la réalisation de la e-poignée wifi.</text:p>
      <text:p text:style-name="P2">## Contraintes techniques avérées :</text:p>
      <text:p text:style-name="P4">* <text:span text:style-name="T3">à partir du </text:span>wiki e-p-433-v2 → <text:span text:style-name="T3">créer le wiki </text:span>e-p-wifi <text:span text:style-name="T2">(exprimer les différences)</text:span></text:p>
      <text:p text:style-name="P4">* <text:span text:style-name="T3">l’IHM (HCI en anglais) est abordé par l’[US (user experience)](</text:span><text:a xlink:type="simple" xlink:href="https://en.wikipedia.org/wiki/User_experience" text:style-name="Internet_20_link" text:visited-style-name="Visited_20_Internet_20_Link"><text:span text:style-name="T3">https://en.wikipedia.org/wiki/User_experience</text:span></text:a><text:span text:style-name="T3">)</text:span></text:p>
      <text:p text:style-name="P4">* <text:span text:style-name="T3">la Durée de Cuisson (DC) exprimée en mn sur 3 digits</text:span></text:p>
      <text:p text:style-name="P4"><text:span text:style-name="T3">* le gabarit (G) de cuisson est <text:s/>de type int compris entre 1 et 9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2:47:15.815958300</meta:creation-date>
    <meta:generator>LibreOffice/6.0.7.3$Linux_X86_64 LibreOffice_project/00m0$Build-3</meta:generator>
    <dc:date>2019-04-06T19:34:47.843588042</dc:date>
    <meta:editing-duration>PT2H5M18S</meta:editing-duration>
    <meta:editing-cycles>2</meta:editing-cycles>
    <meta:document-statistic meta:table-count="0" meta:image-count="0" meta:object-count="0" meta:page-count="1" meta:paragraph-count="9" meta:word-count="93" meta:character-count="621" meta:non-whitespace-character-count="536"/>
  </office:meta>
</office:document-meta>
</file>